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6cm" fo:min-width="3.816cm"/>
    </style:style>
    <style:style style:name="gr2" style:family="graphic" style:parent-style-name="standard">
      <style:graphic-properties draw:textarea-horizontal-align="justify" draw:textarea-vertical-align="middle" draw:auto-grow-height="false" fo:min-height="1.466cm" fo:min-width="3.716cm"/>
    </style:style>
    <style:style style:name="gr3" style:family="graphic" style:parent-style-name="standard">
      <style:graphic-properties draw:textarea-horizontal-align="justify" draw:textarea-vertical-align="middle" draw:auto-grow-height="false" fo:min-height="1.646cm" fo:min-width="3.6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26cm" fo:min-width="0.77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page"/>
      <style:text-properties fo:font-size="9pt" style:font-size-asian="9pt" style:font-size-complex="9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5cm" svg:height="1.9cm" svg:x="12.3cm" svg:y="7.4cm">
          <text:p text:style-name="P1"><text:span text:style-name="T1">储物系统云中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cm" svg:height="1.9cm" svg:x="3.7cm" svg:y="7.4cm">
          <text:p text:style-name="P2"><text:span text:style-name="T1">原有系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cm" svg:height="2.1cm" svg:x="2cm" svg:y="16.3cm">
          <text:p text:style-name="P2"><text:span text:style-name="T2">分公司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2.1cm" svg:x="14.2cm" svg:y="16.2cm">
          <text:p text:style-name="P2"><text:span text:style-name="T1">分公司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cm" svg:height="2.1cm" svg:x="7.9cm" svg:y="16.3cm">
          <text:p text:style-name="P2">分公司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4.3cm" svg:y1="9.3cm" svg:x2="4.2cm" svg:y2="16.4cm">
          <text:p/>
        </draw:line>
        <draw:line draw:style-name="gr4" draw:text-style-name="P4" draw:layer="layout" svg:x1="14.2cm" svg:y1="9.4cm" svg:x2="10.1cm" svg:y2="16.3cm">
          <text:p/>
        </draw:line>
        <draw:line draw:style-name="gr4" draw:text-style-name="P4" draw:layer="layout" svg:x1="14.5cm" svg:y1="9.5cm" svg:x2="16.5cm" svg:y2="16.5cm">
          <text:p/>
        </draw:line>
        <draw:custom-shape draw:style-name="gr5" draw:text-style-name="P5" draw:layer="layout" svg:width="1.7cm" svg:height="2.4cm" draw:transform="rotate (0.000174532925199111) translate (1.8cm 22.1cm)">
          <text:p text:style-name="P5"><text:span text:style-name="T3">储物柜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1.7cm" svg:height="2.4cm" draw:transform="rotate (0.000174532925199111) translate (5.2cm 22cm)">
          <text:p text:style-name="P5"><text:span text:style-name="T3">储物柜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1.7cm" svg:height="2.4cm" draw:transform="rotate (0.000174532925199111) translate (8.6cm 22cm)">
          <text:p text:style-name="P5"><text:span text:style-name="T3">储物柜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1.7cm" svg:height="2.4cm" draw:transform="rotate (0.000174532925199111) translate (12cm 22cm)">
          <text:p text:style-name="P5"><text:span text:style-name="T3">储物柜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5" draw:layer="layout" svg:width="1.7cm" svg:height="2.4cm" draw:transform="rotate (0.000174532925199111) translate (17cm 21.9cm)">
          <text:p text:style-name="P5"><text:span text:style-name="T3">储物柜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4" draw:layer="layout" svg:x1="4.3cm" svg:y1="18.5cm" svg:x2="2.8cm" svg:y2="22.4cm">
          <text:p/>
        </draw:line>
        <draw:line draw:style-name="gr4" draw:text-style-name="P4" draw:layer="layout" svg:x1="4.5cm" svg:y1="18.5cm" svg:x2="6.5cm" svg:y2="22.4cm">
          <text:p/>
        </draw:line>
        <draw:line draw:style-name="gr4" draw:text-style-name="P4" draw:layer="layout" svg:x1="10.3cm" svg:y1="18.3cm" svg:x2="9.6cm" svg:y2="22.3cm">
          <text:p/>
        </draw:line>
        <draw:line draw:style-name="gr4" draw:text-style-name="P4" draw:layer="layout" svg:x1="10.4cm" svg:y1="18.4cm" svg:x2="13.1cm" svg:y2="22.1cm">
          <text:p/>
        </draw:line>
        <draw:line draw:style-name="gr4" draw:text-style-name="P4" draw:layer="layout" svg:x1="16.3cm" svg:y1="18.4cm" svg:x2="18.3cm" svg:y2="22cm">
          <text:p/>
        </draw:line>
        <draw:frame draw:style-name="gr6" draw:text-style-name="P6" draw:layer="layout" svg:width="1.5cm" svg:height="0.962cm" svg:x="12.6cm" svg:y="17cm">
          <draw:text-box>
            <text:p>…..</text:p>
          </draw:text-box>
        </draw:frame>
        <draw:frame draw:style-name="gr7" draw:text-style-name="P6" draw:layer="layout" svg:width="2.1cm" svg:height="1cm" svg:x="14.5cm" svg:y="22.7cm">
          <draw:text-box>
            <text:p>…...</text:p>
          </draw:text-box>
        </draw:frame>
        <draw:line draw:style-name="gr8" draw:text-style-name="P7" draw:layer="layout" svg:x1="8.2cm" svg:y1="8.3cm" svg:x2="12.4cm" svg:y2="8.3cm">
          <text:p text:style-name="P2"><text:span text:style-name="T4">接口控制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9T10:40:13.562801960</meta:creation-date>
    <dc:date>2018-12-29T10:51:06.822708493</dc:date>
    <meta:editing-duration>PT43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